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P2" style:family="paragraph" style:parent-style-name="Standard">
      <style:text-properties fo:color="#000000" style:font-name="Times New Roman" fo:font-size="12pt" style:font-size-asian="12pt" style:font-size-complex="12pt"/>
    </style:style>
    <style:style style:name="P3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text-properties fo:color="#000000" style:font-name="Times New Roman" fo:font-size="10pt" style:font-size-asian="10pt" style:font-size-complex="10pt"/>
    </style:style>
    <style:style style:name="P5" style:family="paragraph" style:parent-style-name="Text_20_body">
      <style:text-properties fo:color="#000000" style:font-name="Times New Roman" fo:font-size="12pt" style:font-size-asian="12pt" style:font-size-complex="12pt"/>
    </style:style>
    <style:style style:name="P6" style:family="paragraph" style:parent-style-name="Standard">
      <style:text-properties fo:color="#000000" style:font-name="Menlo-Regular" fo:font-size="18pt" style:font-name-asian="Menlo-Regular" style:font-size-asian="18pt" style:font-name-complex="Menlo-Regular" style:font-size-complex="18pt"/>
    </style:style>
    <style:style style:name="P7" style:family="paragraph" style:parent-style-name="Standard">
      <style:text-properties fo:color="#000000" style:font-name="Times New Roman" fo:font-size="12pt" style:font-size-asian="12pt" style:font-size-complex="12pt"/>
    </style:style>
    <style:style style:name="P8" style:family="paragraph" style:parent-style-name="Standard">
      <style:text-properties fo:color="#000000" style:font-name="Times New Roman" fo:font-size="12pt" fo:font-weight="bold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style:font-name="Courier New1" fo:font-size="12pt" style:font-size-asian="12pt" style:font-size-complex="12pt"/>
    </style:style>
    <style:style style:name="P10" style:family="paragraph" style:parent-style-name="Preformatted_20_Text">
      <style:text-properties fo:color="#000000" style:font-name="Times New Roman" fo:font-size="12pt" style:font-size-asian="12pt" style:font-size-complex="12pt"/>
    </style:style>
    <style:style style:name="T1" style:family="text">
      <style:text-properties fo:color="#000000" style:font-name="Times New Roman" fo:font-size="12pt" style:font-size-asian="12pt" style:font-size-complex="12pt" loext:opacity="100%"/>
    </style:style>
    <style:style style:name="T2" style:family="text">
      <style:text-properties fo:color="#000000" fo:font-size="12pt" style:font-size-asian="12pt" style:font-size-complex="12pt" loext:opacity="100%"/>
    </style:style>
    <style:style style:name="T3" style:family="text">
      <style:text-properties fo:color="#000000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4" style:family="text">
      <style:text-properties fo:color="#000000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5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6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7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/>
    </style:style>
    <style:style style:name="T8" style:family="text">
      <style:text-properties fo:color="#000000" style:font-name="Courier New1" fo:font-size="12pt" fo:font-weight="normal" style:font-name-asian="Menlo-Regular" style:font-size-asian="12pt" style:font-weight-asian="normal" style:font-name-complex="Menlo-Regular" style:font-size-complex="12pt" style:font-weight-complex="normal" loext:opacity="100%"/>
    </style:style>
    <style:style style:name="T9" style:family="text">
      <style:text-properties fo:color="#000000" style:font-name="Courier New1" fo:font-size="12pt" style:font-size-asian="12pt" style:font-size-complex="12pt"/>
    </style:style>
    <style:style style:name="T10" style:family="text">
      <style:text-properties fo:color="#000000" style:font-name="Courier New1" fo:font-size="12pt" style:font-size-asian="12pt" style:font-size-complex="12pt" loext:opacity="100%"/>
    </style:style>
    <style:style style:name="T11" style:family="text">
      <style:text-properties style:font-name="Times New Roman"/>
    </style:style>
    <style:style style:name="T12" style:family="text">
      <style:text-properties style:font-name="Times New Roman" fo:font-size="11pt" style:font-name-asian="Menlo-Regular" style:font-size-asian="11pt" style:font-name-complex="Menlo-Regular" style:font-size-complex="11pt"/>
    </style:style>
    <style:style style:name="T13" style:family="text">
      <style:text-properties style:font-name="Times New Roman"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T14" style:family="text">
      <style:text-properties style:font-name="Times New Roman" fo:font-weight="bold" style:font-name-asian="Menlo-Regular" style:font-weight-asian="bold" style:font-name-complex="Menlo-Regular" style:font-weight-complex="bold"/>
    </style:style>
    <style:style style:name="T15" style:family="text">
      <style:text-properties style:font-name="Times New Roman" fo:font-weight="bold" style:font-name-asian="Menlo-Regular" style:font-weight-asian="bold" style:font-name-complex="Menlo-Regular" style:font-weight-complex="bold" loext:opacity="100%"/>
    </style:style>
    <style:style style:name="T16" style:family="text">
      <style:text-properties style:font-name="Times New Roman" style:font-name-asian="Menlo-Regular" style:font-name-complex="Menlo-Regular"/>
    </style:style>
    <style:style style:name="T17" style:family="text">
      <style:text-properties style:font-name="Times New Roman" style:font-name-asian="Menlo-Regular" style:font-name-complex="Menlo-Regular" loext:opacity="100%"/>
    </style:style>
    <style:style style:name="T18" style:family="text">
      <style:text-properties loext:opacity="100%"/>
    </style:style>
    <style:style style:name="T19" style:family="text">
      <style:text-properties fo:color="#393a34"/>
    </style:style>
    <style:style style:name="T20" style:family="text">
      <style:text-properties fo:color="#36acaa"/>
    </style:style>
    <style:style style:name="T21" style:family="text">
      <style:text-properties style:font-name="Menlo-Regular" fo:font-size="18pt" style:font-name-asian="Menlo-Regular" style:font-size-asian="18pt" style:font-name-complex="Menlo-Regular" style:font-size-complex="18pt"/>
    </style:style>
    <style:style style:name="T22" style:family="text">
      <style:text-properties fo:font-size="18pt" style:font-name-asian="Menlo-Regular" style:font-size-asian="18pt" style:font-name-complex="Menlo-Regular" style:font-size-complex="18pt"/>
    </style:style>
    <style:style style:name="T23" style:family="text">
      <style:text-properties style:font-name="Courier New1"/>
    </style:style>
    <style:style style:name="T24" style:family="text">
      <style:text-properties style:font-name="Courier New1" fo:font-size="18pt" style:font-name-asian="Menlo-Regular" style:font-size-asian="18pt" style:font-name-complex="Menlo-Regular" style:font-size-complex="18pt"/>
    </style:style>
    <style:style style:name="T25" style:family="text">
      <style:text-properties style:font-name="Courier New1" style:font-name-asian="Menlo-Regular" style:font-name-complex="Menlo-Regular"/>
    </style:style>
    <style:style style:name="T26" style:family="text">
      <style:text-properties style:font-name="Courier New1" style:font-name-asian="Menlo-Regular" style:font-name-complex="Menlo-Regular" loext:opacity="100%"/>
    </style:style>
    <style:style style:name="T27" style:family="text">
      <style:text-properties style:font-name="Courier New1" fo:font-size="11pt" style:font-name-asian="Menlo-Regular" style:font-size-asian="11pt" style:font-name-complex="Menlo-Regular" style:font-size-complex="11pt"/>
    </style:style>
    <style:style style:name="T28" style:family="text">
      <style:text-properties style:font-name="Courier New1" style:font-name-asian="Menlo-Regular" style:font-name-complex="Menlo-Regular"/>
    </style:style>
    <style:style style:name="T29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30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31" style:family="text">
      <style:text-properties style:font-name="Courier New1" fo:font-weight="normal" style:font-name-asian="Menlo-Regular" style:font-weight-asian="normal" style:font-name-complex="Menlo-Regular" style:font-weight-complex="normal"/>
    </style:style>
    <style:style style:name="T32" style:family="text">
      <style:text-properties style:font-name="Courier New1" fo:font-weight="normal" style:font-name-asian="Menlo-Regular" style:font-weight-asian="normal" style:font-name-complex="Menlo-Regular" style:font-weight-complex="normal" loext:opacity="100%"/>
    </style:style>
    <style:style style:name="T33" style:family="text">
      <style:text-properties style:font-name="Courier New1" loext:opacity="100%"/>
    </style:style>
    <style:style style:name="T34" style:family="text">
      <style:text-properties style:font-name-asian="Menlo-Regular" style:font-name-complex="Menlo-Regular"/>
    </style:style>
    <style:style style:name="T35" style:family="text">
      <style:text-properties style:font-name-asian="Menlo-Regular" style:font-name-complex="Menlo-Regular" loext:opacity="100%"/>
    </style:style>
    <style:style style:name="T36" style:family="text">
      <style:text-properties fo:font-size="11pt" fo:font-weight="bold" style:font-name-asian="Menlo-Regular" style:font-size-asian="11pt" style:font-weight-asian="bold" style:font-name-complex="Menlo-Regular" style:font-size-complex="11pt" style:font-weight-complex="bold"/>
    </style:style>
    <style:style style:name="T37" style:family="text">
      <style:text-properties fo:font-weight="bold" style:font-name-asian="Menlo-Regular" style:font-weight-asian="bold" style:font-name-complex="Menlo-Regular" style:font-weight-complex="bold"/>
    </style:style>
    <style:style style:name="T38" style:family="text">
      <style:text-properties fo:font-weight="bold" style:font-name-asian="Menlo-Regular" style:font-weight-asian="bold" style:font-name-complex="Menlo-Regular" style:font-weight-complex="bold" loext:opacity="100%"/>
    </style:style>
    <style:style style:name="T39" style:family="text">
      <style:text-properties fo:font-weight="normal" style:font-name-asian="Menlo-Regular" style:font-weight-asian="normal" style:font-name-complex="Menlo-Regular" style:font-weight-complex="normal" loext:opacity="100%"/>
    </style:style>
    <style:style style:name="T40" style:family="text">
      <style:text-properties fo:font-weight="normal" style:font-name-asian="Menlo-Regular" style:font-weight-asian="normal" style:font-name-complex="Menlo-Regular" style:font-weight-complex="normal"/>
    </style:style>
    <style:style style:name="T41" style:family="text">
      <style:text-properties fo:font-weight="normal" style:font-name-asian="Menlo-Regular" style:font-weight-asian="normal" style:font-name-complex="Menlo-Regular" style:font-weight-complex="normal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Installer jupyter-notebook/etc dans l’environnement conda de base</text:p>
      <text:p text:style-name="P2">conda activate base<text:line-break/>conda install jupyter</text:p>
      <text:p text:style-name="P2">⇒ A utiliser juste pour lancer jupyter-lab/notebook/ etc.<text:line-break/>Lancer tout le temps le même jupyter-lab/jupyter-notebook.<text:line-break/>Inutile d’en avoir plusieurs d’installés. L’essentiel est que l’environnement conda/python soit visible de ce jupyter.</text:p>
      <text:p text:style-name="P2"/>
      <text:p text:style-name="P2">Dans .cshrc, conda activate base (pour activer env conda de base)</text:p>
      <text:p text:style-name="P2"/>
      <text:p text:style-name="P2">Creation environnement de developpement :</text:p>
      <text:p text:style-name="P2">conda create -n locodox_env python=3.10</text:p>
      <text:p text:style-name="P2"/>
      <text:p text:style-name="P2">Activation de l’environnement :<text:line-break/>A activer uniquement pour installer module/package</text:p>
      <text:p text:style-name="P4">conda activate locodox_env</text:p>
      <text:p text:style-name="P2">conda list (pour voir ce qui est installé)</text:p>
      <text:p text:style-name="P2"/>
      <text:p text:style-name="P2">Verification de la version de python dans l’environnement activé :<text:line-break/>python –version (Python 3.10.13 dans locodox_env)</text:p>
      <text:p text:style-name="P2"/>
      <text:p text:style-name="P5">Verifier que le fichier kernel.json ainsi créé est correct 'ie que le python utilisé est bien celui de l'environnement (<text:span text:style-name="T11">/Users/chemon/Library/Jupyter/kernels/locodox_env/</text:span><text:span text:style-name="T11">kernel.json)</text:span></text:p>
      <text:p text:style-name="P2"/>
      <text:p text:style-name="P1"><text:bookmark text:name="codecell0"/>conda install -c conda-forge xarray dask netCDF4 bottleneck</text:p>
      <text:p text:style-name="P2">conda install ipykernel (indique que l’on souhaite que cet environnement soit accessible de jupyter)</text:p>
      <text:p text:style-name="P2"/>
      <text:p text:style-name="P2">#Rajouter cet environnement dans les noyaux accessibles de jupyter-notebook :</text:p>
      <text:p text:style-name="P2">#python -m ipykernel install --user –name=’locodox_env’  (il semble que cela ne soit pas forcement necessaire)</text:p>
      <text:p text:style-name="P2"/>
      <text:p text:style-name="Standard"><text:span text:style-name="T1">Ajout de librairies :</text:span><text:span text:style-name="T1"><text:line-break/></text:span><text:span text:style-name="T1">conda</text:span><text:span text:style-name="T1"> install scipy -c conda-forge</text:span></text:p>
      <text:p text:style-name="P2">conda install argopy <text:span text:style-name="T18">-c conda-forge</text:span></text:p>
      <text:p text:style-name="Standard"><text:span text:style-name="T1">conda install matplotlib </text:span><text:span text:style-name="T1">-c conda-forge</text:span></text:p>
      <text:p text:style-name="P2">conda install seawater -c conda-forge</text:p>
      <text:p text:style-name="P2">conda install cartopy <text:span text:style-name="T18">-c conda-forge</text:span></text:p>
      <text:p text:style-name="P2"/>
      <text:p text:style-name="P2">Pour ne pas utiliser le channels defaults (desormais payant), ni les channels du fichier .condarc, il faut faire :</text:p>
      <text:p text:style-name="P2"/>
      <text:p text:style-name="P3">conda install <text:span text:style-name="T18">matplotlib -c conda-forge –-</text:span><text:span text:style-name="T12">override-channels</text:span></text:p>
      <text:p text:style-name="P6"/>
      <text:p text:style-name="P2">Pour pouvoir faire des zooms sur les plots, il semble qu'il faille installer ipympl ET dans l'environnement de base (d'où l'on prend le jupyter-lab) ET dans l'environnement de travail (locodox_env). L'installation est faite dans les 2 environnements par : conda install -c conda-forge ipympl<text:line-break/></text:p>
      <text:p text:style-name="P2"/>
      <text:p text:style-name="P2"/>
      <text:p text:style-name="P2"/>
      <text:p text:style-name="P2"><text:soft-page-break/>Environnement avec uniquement conda-forge (car le channels defaults est désormais payant) :</text:p>
      <text:p text:style-name="P2"/>
      <text:p text:style-name="P1"><text:span text:style-name="Source_20_Text"><text:span text:style-name="T19">conda create </text:span></text:span><text:span text:style-name="Source_20_Text"><text:span text:style-name="T20">--name</text:span></text:span><text:span text:style-name="Source_20_Text"><text:span text:style-name="T19"> locodox_conda_forge </text:span></text:span><text:span text:style-name="Source_20_Text"><text:span text:style-name="T20">python</text:span></text:span><text:span text:style-name="Source_20_Text"><text:span text:style-name="T19">=</text:span></text:span><text:span text:style-name="Source_20_Text"><text:span text:style-name="T20">3.10</text:span></text:span><text:span text:style-name="Source_20_Text"><text:span text:style-name="T19"> </text:span></text:span><text:span text:style-name="Source_20_Text"><text:span text:style-name="T20">--channel</text:span></text:span><text:span text:style-name="Source_20_Text"><text:span text:style-name="T19"> conda-forge –override-channels</text:span></text:span></text:p>
      <text:p text:style-name="P1"><text:span text:style-name="Source_20_Text"><text:span text:style-name="T19"/></text:span></text:p>
      <text:p text:style-name="P1"><text:span text:style-name="Source_20_Text"><text:span text:style-name="T25">conda config --env --add channels conda-forge</text:span></text:span></text:p>
      <text:p text:style-name="P1"><text:span text:style-name="Source_20_Text"><text:span text:style-name="T19"/></text:span></text:p>
      <text:p text:style-name="P1"><text:span text:style-name="Source_20_Text"><text:span text:style-name="T25">conda config --env --remove channels defaults</text:span></text:span><text:span text:style-name="Source_20_Text"><text:span text:style-name="T19"> (mais ca semble ne pas marcher car defaults est toujours dans les channels)</text:span></text:span></text:p>
      <text:p text:style-name="P1"><text:span text:style-name="Source_20_Text"><text:span text:style-name="T19"/></text:span></text:p>
      <text:p text:style-name="P1"><text:span text:style-name="Source_20_Text"><text:span text:style-name="T25">conda config --env --set channel_priority strict</text:span></text:span></text:p>
      <text:p text:style-name="P1"><text:span text:style-name="Source_20_Text"><text:span text:style-name="T25"/></text:span></text:p>
      <text:p text:style-name="P1"><text:span text:style-name="Source_20_Text"><text:span text:style-name="T25">conda config –show</text:span></text:span></text:p>
      <text:p text:style-name="P1"><text:span text:style-name="Source_20_Text"><text:span text:style-name="T25"/></text:span></text:p>
      <text:p text:style-name="P3"><text:span text:style-name="Source_20_Text"><text:span text:style-name="T29">conda install </text:span></text:span><text:span text:style-name="Source_20_Text"><text:span text:style-name="T30">matplotlib -c conda-forge --</text:span></text:span><text:span text:style-name="Source_20_Text"><text:span text:style-name="T29">override-channels</text:span></text:span></text:p>
      <text:p text:style-name="Standard"><text:span text:style-name="T10">conda install scipy -c conda-forge </text:span><text:span text:style-name="Source_20_Text"><text:span text:style-name="T6">--</text:span></text:span><text:span text:style-name="Source_20_Text"><text:span text:style-name="T6">override-channels</text:span></text:span></text:p>
      <text:p text:style-name="Standard"><text:span text:style-name="T9">conda install argopy </text:span><text:span text:style-name="T9">-c conda-forge </text:span><text:span text:style-name="Source_20_Text"><text:span text:style-name="T5">–-</text:span></text:span><text:span text:style-name="Source_20_Text"><text:span text:style-name="T5">override-channels</text:span></text:span></text:p>
      <text:p text:style-name="P2"><text:span text:style-name="T23">conda install seawater -c conda-forge </text:span><text:span text:style-name="Source_20_Text"><text:span text:style-name="T30">–-</text:span></text:span><text:span text:style-name="Source_20_Text"><text:span text:style-name="T29">override-channels</text:span></text:span></text:p>
      <text:p text:style-name="P2"><text:span text:style-name="Source_20_Text"><text:span text:style-name="T25">conda install cartopy </text:span></text:span><text:span text:style-name="Source_20_Text"><text:span text:style-name="T26">-c conda-forge </text:span></text:span><text:span text:style-name="Source_20_Text"><text:span text:style-name="T30">–-</text:span></text:span><text:span text:style-name="Source_20_Text"><text:span text:style-name="T30">override-channels</text:span></text:span></text:p>
      <text:p text:style-name="P2"><text:span text:style-name="Source_20_Text"><text:span text:style-name="T23">conda install ipykernel </text:span></text:span><text:span text:style-name="Source_20_Text"><text:span text:style-name="T26">-c conda-forge </text:span></text:span><text:span text:style-name="Source_20_Text"><text:span text:style-name="T30">–-</text:span></text:span><text:span text:style-name="Source_20_Text"><text:span text:style-name="T30">override-channels</text:span></text:span></text:p>
      <text:p text:style-name="P9"><text:span text:style-name="T34">python -m ipykernel install --user --name 'locodox_conda_forge'</text:span><text:line-break/>conda install -c conda-forge ipympl <text:span text:style-name="Source_20_Text"><text:span text:style-name="T30">–-</text:span></text:span><text:span text:style-name="Source_20_Text"><text:span text:style-name="T30">override-channels</text:span></text:span></text:p>
      <text:p text:style-name="P9"><text:span text:style-name="Source_20_Text"><text:span text:style-name="T30">conda install -c conda-forge dask </text:span></text:span><text:span text:style-name="Source_20_Text"><text:span text:style-name="T30">–-</text:span></text:span><text:span text:style-name="Source_20_Text"><text:span text:style-name="T30">override-channels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enlo-Regular" svg:font-family="Menlo-Regular"/>
    <style:font-face style:name="Arial Unicode MS1" svg:font-family="'Arial Unicode MS'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fr" fo:country="F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PingFang SC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Arial Unicode M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 Unicode M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Liberation Mono" fo:font-size="10pt" style:font-name-asian="Liberation Mono" style:font-size-asian="10pt" style:font-name-complex="Liberation Mono" style:font-size-complex="10pt"/>
    </style:style>
    <style:style style:name="Source_20_Text" style:display-name="Source Text" style:family="text">
      <style:text-properties style:font-name="Courier New" style:font-name-asian="Courier New" style:font-name-complex="Courier New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-characters="true" loext:margin-gutter="0cm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11-07T10:03:45.438253263</meta:creation-date>
    <dc:date>2025-03-21T10:37:41</dc:date>
    <meta:editing-duration>PT6H21M12S</meta:editing-duration>
    <meta:editing-cycles>21</meta:editing-cycles>
    <meta:generator>OpenOffice/4.1.6$Unix OpenOffice.org_project/416m1$Build-9790</meta:generator>
    <meta:document-statistic meta:table-count="0" meta:image-count="0" meta:object-count="0" meta:page-count="2" meta:paragraph-count="37" meta:word-count="388" meta:character-count="2874"/>
  </office:meta>
</office:document-meta>
</file>